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118" officeooo:paragraph-rsid="001e0118"/>
    </style:style>
    <style:style style:name="P2" style:family="paragraph" style:parent-style-name="Standard">
      <style:text-properties officeooo:rsid="001e0118" officeooo:paragraph-rsid="002eb3a5"/>
    </style:style>
    <style:style style:name="P3" style:family="paragraph" style:parent-style-name="Standard">
      <style:text-properties officeooo:rsid="0022b75d" officeooo:paragraph-rsid="0022b75d"/>
    </style:style>
    <style:style style:name="P4" style:family="paragraph" style:parent-style-name="Standard">
      <style:text-properties officeooo:rsid="002fe8f6" officeooo:paragraph-rsid="002fe8f6"/>
    </style:style>
    <style:style style:name="T1" style:family="text">
      <style:text-properties officeooo:rsid="001e0118"/>
    </style:style>
    <style:style style:name="T2" style:family="text">
      <style:text-properties style:text-position="super 58%" officeooo:rsid="0030cb32"/>
    </style:style>
    <style:style style:name="T3" style:family="text">
      <style:text-properties officeooo:rsid="001fed68"/>
    </style:style>
    <style:style style:name="T4" style:family="text">
      <style:text-properties officeooo:rsid="0021bbb9"/>
    </style:style>
    <style:style style:name="T5" style:family="text">
      <style:text-properties officeooo:rsid="00221c65"/>
    </style:style>
    <style:style style:name="T6" style:family="text">
      <style:text-properties officeooo:rsid="00232148"/>
    </style:style>
    <style:style style:name="T7" style:family="text">
      <style:text-properties officeooo:rsid="002eb3a5"/>
    </style:style>
    <style:style style:name="T8" style:family="text">
      <style:text-properties officeooo:rsid="002fe8f6"/>
    </style:style>
    <style:style style:name="T9" style:family="text">
      <style:text-properties officeooo:rsid="003090e7"/>
    </style:style>
    <style:style style:name="T10" style:family="text">
      <style:text-properties officeooo:rsid="0030cb32"/>
    </style:style>
    <style:style style:name="T11" style:family="text">
      <style:text-properties officeooo:rsid="0030ed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<text:tab/><text:tab/><text:tab/><text:span text:style-name="T9">1</text:span><text:span text:style-name="T11">3</text:span><text:span text:style-name="T2">th</text:span><text:span text:style-name="T7"> February</text:span><text:span text:style-name="T1"> 202</text:span><text:span text:style-name="T7">3</text:span></text:p>
      <text:p text:style-name="P1">From</text:p>
      <text:p text:style-name="P1"><text:tab/><text:span text:style-name="T8">Bala Murali</text:span></text:p>
      <text:p text:style-name="P1"><text:tab/>EID: 2<text:span text:style-name="T7">2</text:span><text:span text:style-name="T8">36</text:span></text:p>
      <text:p text:style-name="P1"><text:tab/><text:span text:style-name="T8">SDG</text:span></text:p>
      <text:p text:style-name="P1"><text:tab/>Data Patterns (India) Limited</text:p>
      <text:p text:style-name="P1"><text:tab/>Siruseri</text:p>
      <text:p text:style-name="P1"><text:tab/>Chennai-603103</text:p>
      <text:p text:style-name="P1">To</text:p>
      <text:p text:style-name="P1"><text:tab/>The HR Manager</text:p>
      <text:p text:style-name="P1"><text:tab/>Data Patterns (India) Limited</text:p>
      <text:p text:style-name="P1"><text:tab/>Siruseri</text:p>
      <text:p text:style-name="P1"><text:tab/>Chennai-603103</text:p>
      <text:p text:style-name="P1"/>
      <text:p text:style-name="P1">Subject: Resignation Letter</text:p>
      <text:p text:style-name="P1"/>
      <text:p text:style-name="P1">Dear Sir/Madam,</text:p>
      <text:p text:style-name="P1"/>
      <text:p text:style-name="P2"><text:tab/><text:span text:style-name="T3">Through this letter, </text:span>I <text:span text:style-name="T3">hereby announce my</text:span> resig<text:span text:style-name="T3">nation</text:span> from <text:span text:style-name="T3">the position of </text:span>Engineer <text:span text:style-name="T8">SDG</text:span> <text:span text:style-name="T3">for Data Patterns</text:span>, effective <text:span text:style-name="T8">1</text:span><text:span text:style-name="T11">3</text:span><text:span text:style-name="T2">th</text:span><text:span text:style-name="T7"> February</text:span> 202<text:span text:style-name="T7">3</text:span>.</text:p>
      <text:p text:style-name="P1"/>
      <text:p text:style-name="P2"><text:tab/><text:span text:style-name="T3">It has been a great pleasure working with you and the entire Data Patterns team for the past </text:span></text:p>
      <text:p text:style-name="P2"><text:span text:style-name="T7">3</text:span><text:span text:style-name="T3"> </text:span><text:span text:style-name="T7">Y</text:span><text:span text:style-name="T6">ears </text:span><text:span text:style-name="T8">0</text:span><text:span text:style-name="T7">Months</text:span><text:span text:style-name="T3">. In my time here, I have grown professionally well in the </text:span><text:span text:style-name="T8">Software Development</text:span><text:span text:style-name="T3">. In particular, I would like to thank you and entire Data Patterns for providing me with a rewarding learning experience and the energetic working environment. </text:span><text:span text:style-name="T4">The </text:span><text:span text:style-name="T5">reason for my resignation is better job opportunit</text:span><text:span text:style-name="T7">y</text:span><text:span text:style-name="T5"> with the market standard salary package. </text:span></text:p>
      <text:p text:style-name="P1"/>
      <text:p text:style-name="P1"><text:tab/><text:span text:style-name="T5">Thank you and the Data Patterns Team again for the opportunity. I would like to do anything I can to help with the transition, including wrapping up my responsibilities and training the other team members. </text:span></text:p>
      <text:p text:style-name="P3"/>
      <text:p text:style-name="P3"/>
      <text:p text:style-name="P3">Sincerely,</text:p>
      <text:p text:style-name="P3"/>
      <text:p text:style-name="P3"/>
      <text:p text:style-name="P4">Bala Murali</text:p>
      <text:p text:style-name="P2">EID: 2<text:span text:style-name="T7">2</text:span><text:span text:style-name="T8">36</text:span></text:p>
      <text:p text:style-name="P1"/>
      <text:p text:style-name="P1"><text:tab/></text:p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14:55:14.277000000</meta:creation-date>
    <dc:date>2023-02-20T09:10:49.077000000</dc:date>
    <meta:editing-duration>PT1H42M10S</meta:editing-duration>
    <meta:editing-cycles>14</meta:editing-cycles>
    <meta:generator>LibreOffice/7.3.4.2$Windows_X86_64 LibreOffice_project/728fec16bd5f605073805c3c9e7c4212a0120dc5</meta:generator>
    <dc:creator>Bala Murali</dc:creator>
    <meta:document-statistic meta:table-count="0" meta:image-count="0" meta:object-count="0" meta:page-count="1" meta:paragraph-count="25" meta:word-count="165" meta:character-count="1049" meta:non-whitespace-character-count="876"/>
  </office:meta>
</office:document-meta>
</file>